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:</text:p>
      <text:p text:style-name="P1">Tentative: requires unit tests (Currently everything requires a unit test. Or does it? Well, most things do.)</text:p>
      <text:p text:style-name="P1"/>
      <text:p text:style-name="P1">Tentatively completed:</text:p>
      <text:p text:style-name="P1">Items:</text:p>
      <text:p text:style-name="P1"><text:tab/>Basic level 1 items.</text:p>
      <text:p text:style-name="P1"><text:tab/>Items modifying stats.</text:p>
      <text:p text:style-name="P1">Stats:</text:p>
      <text:p text:style-name="P1"><text:tab/>4 main stats</text:p>
      <text:p text:style-name="P1"><text:tab/>speed</text:p>
      <text:p text:style-name="P1">Basic map generation: map is generated when player walks close to an edge.</text:p>
      <text:p text:style-name="P1"/>
      <text:p text:style-name="P1">To do:</text:p>
      <text:p text:style-name="P1"/>
      <text:p text:style-name="P1">Terrain:</text:p>
      <text:p text:style-name="P1">Make map disappear when out of range</text:p>
      <text:p text:style-name="P1">Generate cities (a shop and inn will suffice, maybe 3 hex radius)</text:p>
      <text:p text:style-name="P1">Keep cities when out of range.</text:p>
      <text:p text:style-name="P1">Terrain distortion:</text:p>
      <text:p text:style-name="P1"><text:tab/>Invert a few hexes, change the hue of some others.</text:p>
      <text:p text:style-name="P1">Doodads:</text:p>
      <text:p text:style-name="P1"><text:tab/>1 hex sized doodads. Later, larger and uneven doodads.</text:p>
      <text:p text:style-name="P1"/>
      <text:p text:style-name="P1">Graphics:</text:p>
      <text:p text:style-name="P1">View has been paused. Upon receiving terrain and character images from Bart, it will be resumed.</text:p>
      <text:p text:style-name="P1"/>
      <text:p text:style-name="P1">Combat:</text:p>
      <text:p text:style-name="P1">Allow a player to attack another.</text:p>
      <text:p text:style-name="P1"/>
      <text:p text:style-name="P1">AI:</text:p>
      <text:p text:style-name="P1">To start, make AI walk directly toward player. If in range, attack.</text:p>
      <text:p text:style-name="P1"><text:tab/>Sight: AI should remember where it last saw the player in case it goes out of range.</text:p>
      <text:p text:style-name="P1"><text:tab/>Different behaviors: caster AI will not walk directly toward player, maybe side stepping it when it's in range.</text:p>
      <text:p text:style-name="P1"/>
      <text:p text:style-name="P1">Controls:</text:p>
      <text:p text:style-name="P1">Upon completion of graphics up to having terrain and character images, implement mouse clicking and more keys.</text:p>
      <text:p text:style-name="P1"/>
      <text:p text:style-name="P1">Interface:</text:p>
      <text:p text:style-name="P1">Upon completion of controls up to mouse clicking, create interface and allow mouse clicks/keys.</text:p>
      <text:p text:style-name="P1"/>
      <text:p text:style-name="P1">Abilities:</text:p>
      <text:p text:style-name="P1">Implement all that are currently in design.odt.</text:p>
      <text:p text:style-name="P1"/>
      <text:p text:style-name="P1">Skills:</text:p>
      <text:p text:style-name="P1"><text:soft-page-break/>Upon completion of abilities, implement skill system. (much detail required, but keep it simpl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08T03:06:48</meta:creation-date>
    <meta:generator>LibreOffice/3.5$Linux_X86_64 LibreOffice_project/350m1$Build-2</meta:generator>
    <dc:date>2013-02-09T10:06:23</dc:date>
    <dc:creator>Hooch </dc:creator>
    <meta:editing-duration>PT8M47S</meta:editing-duration>
    <meta:editing-cycles>9</meta:editing-cycles>
    <meta:document-statistic meta:table-count="0" meta:image-count="0" meta:object-count="0" meta:page-count="2" meta:paragraph-count="35" meta:word-count="224" meta:character-count="1366" meta:non-whitespace-character-count="1169"/>
  </office:meta>
</office:document-meta>
</file>